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rlito"/>
    </style:style>
    <style:style style:name="ce2" style:family="table-cell" style:parent-style-name="Default">
      <style:text-properties style:font-name="Carlito" fo:font-weight="bold" style:font-weight-asian="bold" style:font-weight-complex="bold"/>
    </style:style>
    <style:style style:name="ce3" style:family="table-cell" style:parent-style-name="Default" style:data-style-name="N134">
      <style:text-properties style:font-name="Carlito"/>
    </style:style>
    <style:style style:name="ce4" style:family="table-cell" style:parent-style-name="Default" style:data-style-name="N133">
      <style:text-properties style:font-name="Carlit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/>
          <table:table-cell table:style-name="ce2" office:value-type="string" calcext:value-type="string">
            <text:p>Duration (s)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Efficienc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erial</text:p>
          </table:table-cell>
          <table:table-cell table:style-name="ce3" office:value-type="float" office:value="90.070035721" calcext:value-type="float">
            <text:p>90.070</text:p>
          </table:table-cell>
          <table:table-cell table:number-columns-repeated="2" table:style-name="ce3" office:value-type="float" office:value="1" calcext:value-type="float">
            <text:p>1.0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um mutex</text:p>
          </table:table-cell>
          <table:table-cell table:style-name="ce3" office:value-type="float" office:value="72.886601097" calcext:value-type="float">
            <text:p>72.887</text:p>
          </table:table-cell>
          <table:table-cell table:style-name="ce3" table:formula="of:=[.$B$2]/[.$B3]" office:value-type="float" office:value="1.23575574063512" calcext:value-type="float">
            <text:p>1.236</text:p>
          </table:table-cell>
          <table:table-cell table:style-name="ce3" table:formula="of:=[.C3]/4" office:value-type="float" office:value="0.308938935158781" calcext:value-type="float">
            <text:p>0.3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um atomic</text:p>
          </table:table-cell>
          <table:table-cell table:style-name="ce4" office:value-type="float" office:value="79.264876258" calcext:value-type="float">
            <text:p>79.2649</text:p>
          </table:table-cell>
          <table:table-cell table:style-name="ce3" table:formula="of:=[.$B$2]/[.$B4]" office:value-type="float" office:value="1.13631711765789" calcext:value-type="float">
            <text:p>1.136</text:p>
          </table:table-cell>
          <table:table-cell table:style-name="ce3" table:formula="of:=[.C4]/4" office:value-type="float" office:value="0.284079279414473" calcext:value-type="float">
            <text:p>0.28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um reduction</text:p>
          </table:table-cell>
          <table:table-cell table:style-name="ce3" office:value-type="float" office:value="78.50295774" calcext:value-type="float">
            <text:p>78.503</text:p>
          </table:table-cell>
          <table:table-cell table:style-name="ce3" table:formula="of:=[.$B$2]/[.$B5]" office:value-type="float" office:value="1.14734576013441" calcext:value-type="float">
            <text:p>1.147</text:p>
          </table:table-cell>
          <table:table-cell table:style-name="ce3" table:formula="of:=[.C5]/4" office:value-type="float" office:value="0.286836440033603" calcext:value-type="float">
            <text:p>0.28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in reduction</text:p>
          </table:table-cell>
          <table:table-cell office:value-type="float" office:value="71.198641642" calcext:value-type="float">
            <text:p>71.198641642</text:p>
          </table:table-cell>
          <table:table-cell table:style-name="ce3" table:formula="of:=[.$B$2]/[.$B6]" office:value-type="float" office:value="1.26505272634117" calcext:value-type="float">
            <text:p>1.265</text:p>
          </table:table-cell>
          <table:table-cell table:style-name="ce3" table:formula="of:=[.C6]/4" office:value-type="float" office:value="0.316263181585292" calcext:value-type="float">
            <text:p>0.31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x reduction</text:p>
          </table:table-cell>
          <table:table-cell office:value-type="float" office:value="73.566513742" calcext:value-type="float">
            <text:p>73.566513742</text:p>
          </table:table-cell>
          <table:table-cell table:style-name="ce3" table:formula="of:=[.$B$2]/[.$B7]" office:value-type="float" office:value="1.22433470256424" calcext:value-type="float">
            <text:p>1.224</text:p>
          </table:table-cell>
          <table:table-cell table:style-name="ce3" table:formula="of:=[.C7]/4" office:value-type="float" office:value="0.306083675641061" calcext:value-type="float">
            <text:p>0.30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dDev reduction</text:p>
          </table:table-cell>
          <table:table-cell office:value-type="float" office:value="70.145390073" calcext:value-type="float">
            <text:p>70.145390073</text:p>
          </table:table-cell>
          <table:table-cell table:style-name="ce3" table:formula="of:=[.$B$2]/[.$B8]" office:value-type="float" office:value="1.28404782733783" calcext:value-type="float">
            <text:p>1.284</text:p>
          </table:table-cell>
          <table:table-cell table:style-name="ce3" table:formula="of:=[.C8]/4" office:value-type="float" office:value="0.321011956834457" calcext:value-type="float">
            <text:p>0.32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rallel mergesort</text:p>
          </table:table-cell>
          <table:table-cell office:value-type="float" office:value="30.294267165" calcext:value-type="float">
            <text:p>30.294267165</text:p>
          </table:table-cell>
          <table:table-cell table:style-name="ce3" table:formula="of:=[.$B$2]/[.$B9]" office:value-type="float" office:value="2.973170970944" calcext:value-type="float">
            <text:p>2.973</text:p>
          </table:table-cell>
          <table:table-cell table:style-name="ce3" table:formula="of:=[.C9]/4" office:value-type="float" office:value="0.743292742736" calcext:value-type="float">
            <text:p>0.743</text:p>
          </table:table-cell>
          <table:table-cell table:number-columns-repeated="16380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 style:data-style-name="N2" text:time-value="11:08:59.398295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0:22:30.744245687</meta:creation-date>
    <dc:date>2025-05-23T11:11:24.612016492</dc:date>
    <meta:editing-duration>PT25M14S</meta:editing-duration>
    <meta:editing-cycles>6</meta:editing-cycles>
    <meta:generator>LibreOffice/24.2.7.2$Linux_X86_64 LibreOffice_project/420$Build-2</meta:generator>
    <meta:document-statistic meta:table-count="1" meta:cell-count="35" meta:object-count="0"/>
  </office:meta>
</office:document-meta>
</file>